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7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3.246cm" fo:break-before="auto" style:use-optimal-row-height="fals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0.665cm" fo:break-before="auto" style:use-optimal-row-height="true"/>
    </style:style>
    <style:style style:name="ro8" style:family="table-row">
      <style:table-row-properties style:row-height="4.685cm" fo:break-before="auto" style:use-optimal-row-height="true"/>
    </style:style>
    <style:style style:name="ro9" style:family="table-row">
      <style:table-row-properties style:row-height="2.342cm" fo:break-before="auto" style:use-optimal-row-height="true"/>
    </style:style>
    <style:style style:name="ro10" style:family="table-row">
      <style:table-row-properties style:row-height="2.395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7.687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3.87cm" fo:break-before="auto" style:use-optimal-row-height="true"/>
    </style:style>
    <style:style style:name="ro19" style:family="table-row">
      <style:table-row-properties style:row-height="4.632cm" fo:break-before="auto" style:use-optimal-row-height="true"/>
    </style:style>
    <style:style style:name="ro20" style:family="table-row">
      <style:table-row-properties style:row-height="4.658cm" fo:break-before="auto" style:use-optimal-row-height="true"/>
    </style:style>
    <style:style style:name="ro21" style:family="table-row">
      <style:table-row-properties style:row-height="5.502cm" fo:break-before="auto" style:use-optimal-row-height="true"/>
    </style:style>
    <style:style style:name="ro22" style:family="table-row">
      <style:table-row-properties style:row-height="3.184cm" fo:break-before="auto" style:use-optimal-row-height="true"/>
    </style:style>
    <style:style style:name="ro23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4.24cm" fo:break-before="auto" style:use-optimal-row-height="false"/>
    </style:style>
    <style:style style:name="ro25" style:family="table-row">
      <style:table-row-properties style:row-height="3.844cm" fo:break-before="auto" style:use-optimal-row-height="true"/>
    </style:style>
    <style:style style:name="ro26" style:family="table-row">
      <style:table-row-properties style:row-height="6.265cm" fo:break-before="auto" style:use-optimal-row-height="true"/>
    </style:style>
    <style:style style:name="ro27" style:family="table-row">
      <style:table-row-properties style:row-height="5.396cm" fo:break-before="auto" style:use-optimal-row-height="true"/>
    </style:style>
    <style:style style:name="ro28" style:family="table-row">
      <style:table-row-properties style:row-height="3.948cm" fo:break-before="auto" style:use-optimal-row-height="true"/>
    </style:style>
    <style:style style:name="ro29" style:family="table-row">
      <style:table-row-properties style:row-height="3.217cm" fo:break-before="auto" style:use-optimal-row-height="false"/>
    </style:style>
    <style:style style:name="ro30" style:family="table-row">
      <style:table-row-properties style:row-height="3.133cm" fo:break-before="auto" style:use-optimal-row-height="true"/>
    </style:style>
    <style:style style:name="ro31" style:family="table-row">
      <style:table-row-properties style:row-height="6.923cm" fo:break-before="auto" style:use-optimal-row-height="true"/>
    </style:style>
    <style:style style:name="ro32" style:family="table-row">
      <style:table-row-properties style:row-height="6.16cm" fo:break-before="auto" style:use-optimal-row-height="true"/>
    </style:style>
    <style:style style:name="ro33" style:family="table-row">
      <style:table-row-properties style:row-height="4.006cm" fo:break-before="auto" style:use-optimal-row-height="true"/>
    </style:style>
    <style:style style:name="ro34" style:family="table-row">
      <style:table-row-properties style:row-height="3.217cm" fo:break-before="auto" style:use-optimal-row-height="true"/>
    </style:style>
    <style:style style:name="ro35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5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9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0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27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29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0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1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Tahoma" style:font-name-asian="Arial" style:font-name-complex="Tahoma"/>
    </style:style>
    <style:style style:name="T2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 office:value-type="date" office:date-value="2022-03-14T10:27:28.94">
            <text:p>0314</text:p>
          </table:table-cell>
          <table:table-cell table:style-name="ce10"/>
          <table:table-cell table:style-name="ce11" table:number-columns-spanned="3" table:number-rows-spanned="1"/>
          <table:covered-table-cell table:number-columns-repeated="2" table:style-name="ce17"/>
          <table:table-cell table:style-name="ce19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 office:value-type="string">
            <text:p><text:s/>큰망초 (Erigeron sumatrensis)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4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3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2" table:number-columns-spanned="3" table:number-rows-spanned="1"/>
          <table:covered-table-cell table:number-columns-repeated="2" table:style-name="ce17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3-17T11:33:06.32">
            <text:p>0317 <text:s/>1133</text:p>
          </table:table-cell>
          <table:table-cell table:style-name="ce10"/>
          <table:table-cell table:style-name="ce15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7T11:33:06.33">
            <text:p>0317 <text:s/>1133</text:p>
          </table:table-cell>
          <table:table-cell table:style-name="ce8" table:formula="of:=NOW()" office:value-type="date" office:date-value="2022-03-17T11:33:06.33">
            <text:p>0317 <text:s/>113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7T11:33:06.33">
            <text:p>0317 <text:s/>113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7T11:33:06.33">
            <text:p>0317 <text:s/>1133</text:p>
          </table:table-cell>
          <table:table-cell table:style-name="ce8" table:formula="of:=NOW()" office:value-type="date" office:date-value="2022-03-17T11:33:06.33">
            <text:p>0317 <text:s/>1133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 table:number-rows-repeated="30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46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6"/>
        <table:table-column table:style-name="co11" table:default-cell-style-name="ce3"/>
        <table:table-column table:style-name="co10" table:number-columns-repeated="1010" table:default-cell-style-name="ce3"/>
        <table:table-row table:style-name="ro7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4"/>
          <table:table-cell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18"/>
          <table:table-cell table:style-name="ce29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6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18"/>
          <table:table-cell table:style-name="ce19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18"/>
          <table:table-cell table:style-name="ce30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31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18"/>
          <table:table-cell table:style-name="ce22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18"/>
          <table:table-cell table:style-name="ce22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18"/>
          <table:table-cell table:style-name="ce22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18"/>
          <table:table-cell table:style-name="ce22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18"/>
          <table:table-cell table:style-name="ce19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18"/>
          <table:table-cell table:style-name="ce19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18"/>
          <table:table-cell table:style-name="ce19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18"/>
          <table:table-cell table:style-name="ce20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18"/>
          <table:table-cell table:style-name="ce20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/>
          <table:table-cell table:number-columns-repeated="1010"/>
        </table:table-row>
        <table:table-row table:style-name="ro23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18"/>
          <table:table-cell table:style-name="ce20" office:value-type="string">
            <text:p><text:a xlink:href="https://www.pref.kanagawa.jp/docs/x6z/tc30/jinko/jinkotokei.html">https://www.pref.kanagawa.jp/docs/x6z/tc30/jinko/jinkotokei.html</text:a></text:p>
            <text:p><text:span text:style-name="T2">C:\WORKS_2\WS\WS_Others.JVEMV6\JVEMV6\37_miscs\9_prog_lang\data\jinkotosetai_r4_2</text:span><text:span text:style-name="T2">_copy.ods copy_2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3T09:23:40.25">
            <text:p>0303</text:p>
          </table:table-cell>
          <table:table-cell table:style-name="ce10" office:value-type="string">
            <text:p>p-1</text:p>
          </table:table-cell>
          <table:table-cell table:style-name="ce28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czwarty marca. / [1] Gwiazdy : (1) Księ : &lt;1&gt; Wiek, 1.1. (2) Planety w Uklładzie słonecznym : &lt;1&gt; O szóstej rano, od zachodu na wschód, Wenus i Mars na tej samej długości. &lt;2&gt; A potem, Saturn. &lt;3&gt; Tuż za nim, Merkury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 na ziemię. (2) Po chwili, po zacząć masaż, od tyłu usłyszłem głos. To Mike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/ 철기 : 경칩 까지, 나머지 넷 일. 3/4는 초목맹동(草木萌動), 둘째 날.</text:p>
          </table:table-cell>
          <table:covered-table-cell table:number-columns-repeated="2" table:style-name="ce18"/>
          <table:table-cell table:style-name="ce20" office:value-type="string">
            <text:p><text:a xlink:href="https://www.ltool.net/chinese-simplified-and-traditional-characters-japanese-kanji-to-hangul-converter-in-japanese.php">https://www.ltool.net/chinese-simplified-and-traditional-characters-japanese-kanji-to-hangul-converter-in-japanese.php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일본 북해도. 도카치 지방 난바다에서 지진 (서력 1952, 임진 壬辰. 일본어 : みずのえたつ. 스물아홉 (29) 째의 간지). &lt;1&gt; 지진 규모는 M8.2. &lt;2&gt; 사망자. 28명. (2) 일본에서 선거제도관련법 넷 개가 성립 (서력 1994. 간지 : 갑술 甲戌. 일본어, きのえいぬ. 열하나 째의 간지 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썼다. (2) 발견 : 이전부터 알아차리고 있었지만. &lt;1&gt; 대갑 소리를 분 후, 갑 소리를 불려고 하면, 입이 대갑 소리용 모습을 만든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частное[private управление[kontrola.pl арендные[rental.e дома. Канто столи'чный[metropolitan окру'г[obszar.pl / Цифра 2018 года. недеревя'нный[bi-namu.ko, 5,039 японских иен за татами.</text:p>
          </table:table-cell>
          <table:covered-table-cell table:number-columns-repeated="2" table:style-name="ce18"/>
          <table:table-cell table:style-name="ce19" office:value-type="string">
            <text:p><text:span text:style-name="T2"><text:a xlink:href="https://www.mlit.go.jp/statistics/details/t-jutaku-2_tk_000002.html">https://www.mlit.go.jp/statistics/details/t-jutaku-2_tk_000002.html</text:a></text:span></text:p>
            <text:p><text:span text:style-name="T2">C:\WORKS_2\shortcuts_docs\log-session_JVE_41_economics_12_watching.log</text:span>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6T10:14:42.31">
            <text:p>030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piąty marca. [1] Księ : Wiek, 2.4. [2] Planety : (1) 3/6, o szóstej rano. &lt;1&gt; Wenus i Mars. Saturn. Tuż za nim, Merkury. &lt;2&gt; Po rozpiętości około dwudziestu stopni długości geograficznej, Jowisz i za nim, Neptun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d początku, obaj. &lt;1&gt; Za wystającym ogrodzeniem. (2) Mike. Lewe oko. Wewnętrzny kąt oczny. Tam, katar[rheum.e. wytarłam[wiped.e to papierem tkanki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경칩 까지 나머지 셋 일. 3/5는 초목맹동 셋째 날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역사 : (1) 하와이 국왕 카라카우이 일본으로 온다. (서력 1881. 간지 : 신사 辛巳. 일본어, かのとみ 가노터미. 제 열여덟 째의 간지. / 일본 연호, 明治１４ / 이슬람력. 1298, ربيع الثاني‎ rabi'-al-thaaniy). (2) 죽음. &lt;1&gt; 스탈린 (서력 1953). &lt;2&gt; 야마머터 센지 (일본인, 山本宣治. 서력 1929). &lt;3&gt; 차베스. 베네수엘라 정치인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. `八木節` (일본어. 야기-부시)</text:p>
          </table:table-cell>
          <table:covered-table-cell table:number-columns-repeated="2" table:style-name="ce18"/>
          <table:table-cell table:style-name="ce20"/>
          <table:table-cell table:style-name="Default" office:value-type="string">
            <text:p>diary_20220208_122422[kakusaiR2].ods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7T09:27:44.660001">
            <text:p>030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szósty marca. / [1] Księ : (1) Wiek. 3.4. [2] Gwiazdy : (1) Zwrócone w stronę Syriusza, po prawej stronie którego. Widzę gwiazdę. &lt;1&gt; To jest Mirzamem. Jedna gwiazd z konstelacji Wielkiego Psa. &lt;2&gt; Obserwowana jasność, to jest 1,98. &lt;3&gt; W chińskiej astrologii, stacja księżycowa, to jest Studnia (井 jing3). &lt;b&gt; Konstelacja, to jest Ziun-si (軍市 jun1shi4, rynek wojskowy). &lt;c&gt; Numer seryjny, to jest 1 (chiński charakter, `一`). &lt;d&gt; Zatem, w sumie, Mirzam jest wyznaczony jak `軍市一`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Skierowane na południe, po lewej stronie Deneboli, na odległość, która jest około równa dwa razy większy od odległości między Betelgezą i Rigelem. &lt;1&gt; Tam, inne ciało niebieskie. &lt;2&gt; Jasność tego, to jest, mniej więcej samo jak Denebola. &lt;3&gt; Wysokość tego, lekko wyższy niż Denebola. &lt;4&gt; Prawdopodobne, ta gwiazda jest Betą w konstelacji Warkocza Bereniki (po łacińsku, Comae Benenices). Albo, z mniejszym prawdopodobieństwem, Alfą. &lt;5&gt; Jak dla Bety, jasność tej, to jest 4,25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6" office:value-type="string" table:number-columns-spanned="3" table:number-rows-spanned="1">
            <text:p>Koty : (1) Obaj na ścianie. Nie zeszli. (2) Lewe oko Mike-a. Wewnętrzy kąt. &lt;1&gt; Ma katar, jeszcze. &lt;2&gt; Trzymam ją w ramionach, znowu wytarłam kąt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경칩 까지 둘 날. 3/6는 초목맹동 제 넷 날. (2) 지식 : &lt;1&gt; `우수 (한자 : 雨水)` 이라는 명칭의 유래. &lt;2&gt; `우수` 이전의 시기엔, 눈 (雪) 과 얼음 (氷). &lt;3&gt; 눈이 `우`가 되서, 얼음이 `수`가 된다. &lt;4&gt; 그래서, `우수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역사 : (1) 드레드 스콧 대 샌드퍼드 (Dred Scott v. Sandford) 사건. 이 사건에 대해 연방 대법원이 판결을 내렸다. 스콧은 흑인 원고 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. 종이에 쓴다. (2) 영화 `鬼滅の刃 (기매츠-너-야이바)` 의 주제곡의 멜로디. 불지 않았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8T10:55:12.38">
            <text:p>0308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siódmy marca. / Rok Wody-Tygrysa według chińskiej Ery Kalendarzowej (壬寅 ren2yin2). trzydzieści dziewiąty rok. / [1] Księ : (1) Wiek, 4,4. [2] Gwiazdy : (1) Syriusz. &lt;1&gt; Po arabsku, الشعرى اليمانية (al-shaAra al-yamaaniya), znaczając `Poezja Jemeńska` &lt;2&gt; Po chińsku, 天狼星 (tian1lang2xing1), znaczenie tego, `Niebiański Wilk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(2) Podczas czasu masowania, Kuro atakuje Mike'a raz. &lt;1&gt; Przytulam ją w ramiona, powiedziałem jej, `nie możesz!`. &lt;2&gt; Kuro gryzie mój palec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경칩 까지 나머지 하루 만. / 이슬람력 : 1443 년. 샤아반 월 (شعبان). 여덟 째의 월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큰개불알풀. (또, 봄까치 꽃.) &lt;1&gt; 가을에 싹을 낸다. &lt;2&gt; 겨울에 자란다. &lt;3&gt; 봄의 끝에 시든다.</text:p>
          </table:table-cell>
          <table:covered-table-cell table:number-columns-repeated="2" table:style-name="ce18"/>
          <table:table-cell table:style-name="ce20" office:value-type="string">
            <text:p><text:a xlink:href="https://ja.wikipedia.org/wiki/オオイヌノフグリ">https://ja.wikipedia.org/wiki/オオイヌノフグリ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작곡, 연주. (2) `대갑 소리` 의 불기 연습. &lt;1&gt; 안정적으로 소리를 내려고 하고있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9T09:05:31.97">
            <text:p>0309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orek, ósmy marca (muzuł. Szabań شعبان)，rok 2022 (kalendarz Gre.). 1443 (kalendarz muzułmański). / [1] Księ : Wiek : 5,4. [2] Gwiazdy : (1) Procjon (Nazwa chińska : 南河三). &lt;1&gt; Jedny z zimowego trójkąta. &lt;2&gt; Obserwowana wielkość : 0,37 (Wielkość absolutna : 2,68). &lt;3&gt; Gwiazdozbiór : Mały Pies. &lt;4&gt; Stacja Księżycowa : Stacja Dzin <text:s/>(井宿). &lt;5&gt; Konstelacja : rzeka południowa(南河). &lt;6&gt; Odległość : około 11.5 roku świetlnego. &lt;7&gt; Przesunięcie : . (Sprawdzenie : Syriusz. -0.000018. λ_observe &lt; λ_emitted / Betelgeza : <text:s/><text:tab/>0.000073)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Na zachodnim działce. (2) Lewe oko Mike'a. &lt;1&gt; Nie widziałem katal (rheum)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화요일. 경칩. 다음 절기는 춘분 (21일). 경칩은 셋 째의 절기 (전체로 24 개). / [1] 역사 : (1) 일본군. 임팔 전투 시작 (1944). 5 월 31 일. 사터 거어터크 (佐藤 幸徳) 사단장 (師団長) 철수 지시. (2) 러시아 : 2 월 혁명. (3) 시리아 : 바트당에 위한 쿠데타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잡초 : (1) 살갈퀴 (일본 : カラスノエンドウ). &lt;1&gt; 가을에 발아[発芽. &lt;2&gt; 줄기[茎에서 머리카각. &lt;3&gt; 단면[断面의 형상 : 주상 (柱状). &lt;4&gt; 화기 (花期) : 3-6 월. &lt;5&gt; 원산지 : 중동, 지중해.</text:p>
          </table:table-cell>
          <table:covered-table-cell table:number-columns-repeated="2" table:style-name="ce18"/>
          <table:table-cell table:style-name="ce20" office:value-type="string">
            <text:p>https://duckduckgo.com/?q=雑草+春&amp;ia=web https://lovegreen.net/flower/p205629/ https://ja.wikipedia.org/wiki/ヤハズエンドウ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대체로, 작곡. &lt;1&gt; 둘 개의 곡들. &lt;2&gt; 하나는, 굳이 명명하려고 하면, <text:s/>`전상(天上)의 곡`. &lt;3&gt; 다른 곡은 `지상의 곡`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يجب نقلها العودة إلى منازلهم / الأعمال العدائية في المنطقة. / توقفت الأعمال العدائية.</text:p>
            <text:p>yadhibu[musie_ / naql-haa[rusz-to;move-it.e / al-Awdatu[back / manaazil-i-him[swoje-domy / al-Amaalu[dzial`ania / al-Adaa'iya-tu[wrogos`c`;hostility.e / fi-l-mintaqa-ti[w-regionie / tawaqafat[ceased.e</text:p>
            <text:p>n: <text:s/>The Occupying Power undertaking 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6" office:value-type="string" table:number-columns-spanned="3" table:number-rows-spanned="1">
            <text:p>La poblacion de japon. A partir del año 2022, primero de febrero. &lt;1&gt; Las edades de cero a cuatro. Poblacion es quatro millones trescientos cincuenta mil (4,350,000).</text:p>
          </table:table-cell>
          <table:covered-table-cell table:number-columns-repeated="2" table:style-name="ce18"/>
          <table:table-cell table:style-name="ce20" office:value-type="string">
            <text:p>“C:\WORKS_2\WS\WS_Others.JVEMV6\JVEMV6\37_miscs\9_prog_lang\data\年齢（各歳），男女別人口－総人口，日本人人口(2020年10月1日現在) .ods”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0T09:37:43.72">
            <text:p>0310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dziewiąty marca (arabski : <text:s/>الأربعاء, التاسع شعبان. al-arbiAAu, al-taasiAU <text:s/>شعبان، اليوم الخامس.) [1] Księ : (1) Wiek : 6,4. [2] Gwiazdy : (1) Przesunięcie : &lt;1&gt; Aldebaran : +1,81xE-4. &lt;2&gt; Betelgeza : +0,73xE-4. &lt;3&gt; Syriusz : -0,18xE-4 &lt;4&gt; Rigel : +0,59xE-4 &lt;5&gt; Kapella : +0,97xE-4 (2) Odległość : &lt;1&gt; Syriusz : 8,6 lat świetlnych. &lt;2&gt; Betelgeza : 548.+90-49 lś. &lt;3&gt; Aldebaran : 67±1. &lt;4&gt; Rigel : 860±80. &lt;5&gt; Kapella : 42,8±0.3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(2) Zeszli. &lt;1&gt; Masaż. Kuro, Toczenie się. &lt;2&gt; Mike, też, zrobiła często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수요일. 경칩 첫날. / 첫후 (初候) : 일본. 칩충계호 (蟄虫啓戸) / 중국. 桃始華 (다어-시-화) / [1] 역사 : (1) 메이고(일본어 : 明号) 작전. &lt;1&gt; 프랑스령 인도차이나에서 일본군이 프랑스군을 공격. (1945) <text:s/>(2) 아미스타드 반란과 재판. 3월9일, 미국 연방 대법원이 다음을 인정. &lt;1&gt; 셍베 피에 () 와 다른 흑인들은 자유. 노예가 아니다. &lt;2&gt; 반란은 전년 1839, 7월2일 시작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[1] 잡초 : (1) 냉이. &lt;1&gt; 일본 : ナズナ 나즈나 / 중국 : 荠菜 ji4cai4, 지-차이. &lt;2&gt; 두해살이풀. &lt;3&gt; 일본 `봄의 일곱 풀` 중 하나. &lt;4&gt; 학술 : 배추과. (중국 : 十字花科 / 일본 : アブラナ科). &lt;5&gt; 일본에서는 별명 `ペンペン草`. `ペンペン` (펜펜) 는 의음어. 일본의 전통악기 `三味線` (발음 : 샤미센) 를 연주할 때 사용하는 주구(奏具). 냉이의 열매의 형상이 이 주구에 닮아 있다. &lt;b&gt; `ペンペン` 는 이 주구로 샤미센 현을 튀길[弾く 때 나오는 소리를 의음하는 어구[語句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6" office:value-type="string" table:number-columns-spanned="3" table:number-rows-spanned="1">
            <text:p>시노 : (1) 연습과 작곡. (2) 연습 : &lt;1&gt; 하나 이상 떨어지고 있는 구멍끼리. 번갈아 분다.</text:p>
          </table:table-cell>
          <table:covered-table-cell table:number-columns-repeated="2" table:style-name="ce18"/>
          <table:table-cell table:style-name="ce20"/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6" office:value-type="string" table:number-columns-spanned="3" table:number-rows-spanned="1">
            <text:p>анато'мия плеча'. / глядя[patrza_c.pl с пере'дней части тела. / (2) лопа'тка. верхняя[go`rna часть, внешняя[zewne_trzna сторона, там, есть выступа'ющая[wystaja_ca часть. (3) Название, это Корако'идный отро'сток[突起</text:p>
          </table:table-cell>
          <table:covered-table-cell table:number-columns-repeated="2" table:style-name="ce18"/>
          <table:table-cell table:style-name="ce20" office:value-type="string">
            <text:p><text:a xlink:href="https://duckduckgo.com/?q=肩+解剖+筋肉+&amp;iax=images&amp;ia=images">https://duckduckgo.com/?q=肩+解剖+筋肉+&amp;iax=images&amp;ia=images</text:a></text:p>
            <text:p><text:a xlink:href="https://katalab.net/shoulder-injuries-mecanism">https://katalab.net/shoulder-injuries-mecanism</text:a> “右肩を前から 1]” <text:a xlink:href="https://hearts-bridge-jp.com/2019/05/29/shoulder-3/">https://hearts-bridge-jp.com/2019/05/29/shoulder-3/</text:a> </text:p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2T11:05:17.88">
            <text:p>0312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iątek, jedenasty marca. / يوم الجمعة. السابع، الشهر شعبان،. / </text:p>
            <text:p>بواسطة التقويم ميلادي / حادي عشر مارس.</text:p>
            <text:p>bi-waasit^a[by-means-of / al-taquwyim[kalendarz / miyladiyu[Gregorian`ski / h^aadiy[pierwsza / AAshara[dziesie_c` / maarlsu[marca.pl</text:p>
            <text:p>[1] Księ : 8.4 [2] Ciało niebieskie (جرم فلكي. dhurum falakiyu)</text:p>
          </table:table-cell>
          <table:covered-table-cell table:number-columns-repeated="2" table:style-name="ce18"/>
          <table:table-cell table:style-name="ce20" office:value-type="string">
            <text:p><text:a xlink:href="https://ko.wikipedia.org/wiki/머리털자리_베타">https://ko.wikipedia.org/wiki/머리털자리_베타</text:a></text:p>
            <text:p/>
          </table:table-cell>
          <table:table-cell table:style-name="Default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Kuro. Na ścianie w pobliżu schodów. &lt;1&gt; Mike już zaczęła wzywać. &lt;2&gt; Ale, Kuro też wzywała, `chcę zejść przez ogrodzenie siłowny szkoła` (2) Więc, czekałem na Kuro zejść. &lt;1&gt; A kiedy się zejdzieła na ziemię, chwyciłem ją, a pobiegłem do ściany karmieni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금요일. 경칩 제 일곱 날. / 칠십이후(七十二候) : 차후(次候) : 일본. 桃始笑 (복숭아가 처음으로 웃는다). &lt;b&gt; 중국 : 倉庚鳴(cang1geng1ming2 : 조류의 하나.) 倉庚(조선 : 꾀꼬리) 가 운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작곡. 연습을 위해서 만든 하나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13T09:57:54.76">
            <text:p>0313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Sobota, dwunasty marca. <text:s/>|| يوم السبت، الثاني عشر، شهر شعبان. yawm-l-sapti / al-thaaniy / shaharu[miesia_ca || Księ : (1) Wiek : 9,4. [2] Ciała niebieskie : (1) 3/13, 20 godzina. Regulus. Wysokość tego, to jest około 50 stopnia. Około samo jak Betelgez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Koty : (1) Obaj na ścianie. &lt;1&gt; Kuro była na lokacji w pobliżu schodach. &lt;2&gt; Po zobaczeniu mnie i rozpoczęciu chodzić, ona rozciąga jej ciało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토요일. (1) 절기 : &lt;1&gt; 경칩(3/5), 제 여덟(8) 날. &lt;2&gt; 72후 : 차후 : (2) 태양. &lt;1&gt; 황도 경도 : 351.305° (12일, 7시, 아침).</text:p>
          </table:table-cell>
          <table:covered-table-cell table:number-columns-repeated="2" table:style-name="ce18"/>
          <table:table-cell table:style-name="ce20" office:value-type="string">
            <text:p><text:a xlink:href="http://koyomi.vis.ne.jp/sub/sunmoon_long.htm">http://koyomi.vis.ne.jp/sub/sunmoon_long.htm</text:a> </text:p>
            <text:p><text:a xlink:href="https://eco.mtk.nao.ac.jp/koyomi/yoko/2021/rekiyou212.html">https://eco.mtk.nao.ac.jp/koyomi/yoko/2021/rekiyou212.html</text:a>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엽습을 위한 곡. 새로운. (2) 기술 : &lt;1&gt; `삼 소리 연 (3 音 連)` 를 할 수 있었다. &lt;2&gt; 즉, 하나 구멍에서 3 개의 음역의 소리를 낸다. 구멍은 제 3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6" office:value-type="string" table:number-columns-spanned="3" table:number-rows-spanned="1">
            <text:p>تتولى قوة الاحتلال <text:s/>/ مثل هذا نقل، أو إخلء، <text:s/>/ أنها تضمن / الإقامة الصحيح. </text:p>
            <text:p>tatawalaa[take-over / mithl-hadza-nuqlu[such-this-transfer / aw-axla'u / annahaa[one.pl / tad^manu[gwarantuja_ / al-iqaamatu[accomodation.e / al-s^ah^iyh^u[proper.e</text:p>
          </table:table-cell>
          <table:covered-table-cell table:number-columns-repeated="2" table:style-name="ce18"/>
          <table:table-cell table:style-name="ce19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일본어 : ヒメオドリコソウ. 한국어 : 자주광대나물. &lt;1&gt; 원산지 : 유럽 (위키 일본). 소아시아 (위키 폴란드). &lt;2&gt; 생애 : 두해살이 풀. &lt;a&gt; 즉, 가을에 싹이나서, 겨울을 넘어, 봄에 꽃을 피운다. &lt;3&gt; 형태 : &lt;a&gt; 줄기에 짧은 털이 있다.</text:p>
          </table:table-cell>
          <table:covered-table-cell table:number-columns-repeated="2" table:style-name="ce18"/>
          <table:table-cell table:style-name="ce20" office:value-type="string">
            <text:p><text:a xlink:href="https://blog.daum.net/kheenn/11422522">https://blog.daum.net/kheenn/11422522</text:a></text:p>
            <text:p><text:a xlink:href="https://ja.wikipedia.org/wiki/ヒメオドリコソウ">https://ja.wikipedia.org/wiki/ヒメオドリコソウ</text:a></text:p>
            <text:p><text:a xlink:href="https://pl.wikipedia.org/wiki/Jasnota_purpurowa">https://pl.wikipedia.org/wiki/Jasnota_purpurowa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：（1）日本名古屋市。城市中央地区遭到美军空袭。（a）然后，5月14日，名古屋城也遭到空袭。烧毁，丢失。(1945)（2）日本福岛县。福岛第一核电厂。氢气爆。(2011) （3）日本旧陆军军人小野田寛郎[lang2（日语：おのだひろお），从菲律宾卢邦岛飞往，抵达日本羽田机场。（197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2" office:value-type="string" table:number-columns-spanned="3" table:number-rows-spanned="1">
            <text:p>Ciudad de Kawasaki (El año calendario de Reiwa segundo) (1) Ingresos desde los impuestos municipal : &lt;a&gt; Trescientos cuarenta y cinco mil millones de Yenes (3,450億円). &lt;b&gt; Es disminución del cinco por ciento ante el año anterior. &lt;c&gt; La cifra exacta es dieciocho mil millones (180億円) / El presupuesto del Cuenta General : Ochocientos veinte mil millones (8,200億円) / (2) El Cuenta Especial. &lt;a&gt; Cuatrocientos sesenta y ocho mil millones. &lt;b&gt; La disminucion del 3.7 por ciento. &lt;c&gt; La cifra, es diecisiete punto nueve mil millones(17.9億円).</text:p>
            <text:p>n: “一般会計予算案の概要” (d-2)</text:p>
          </table:table-cell>
          <table:covered-table-cell table:number-columns-repeated="2" table:style-name="ce18"/>
          <table:table-cell table:style-name="ce20" office:value-type="string">
            <text:p><text:a xlink:href="https://www.city.kawasaki.jp/230/page/0000125926.html">https://www.city.kawasaki.jp/230/page/0000125926.html</text:a> </text:p>
            <text:p>/ :d-2 <text:a xlink:href="https://www.city.kawasaki.jp/230/cmsfiles/contents/0000125/125926/21bunkatuban1.pdf">https://www.city.kawasaki.jp/230/cmsfiles/contents/0000125/125926/21bunkatuban1.pdf</text:a></text:p>
            <text:p/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date" office:date-value="2022-03-14T09:26:05.44">
            <text:p>0314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Niedziele, trzynasty Marca. || يوم الأحد. (yawm-al-ah^ad-i) / الثالث عشر، شهر شعبان. || </text:p>
            <text:p>القمر (al-qamaru) : (sun:age) سن. : </text:p>
            <text:p>عشرة فاصلة أربعة. (faas^ila / arbaA) 10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 (qat^at^u)</text:p>
            <text:p>(1) Kuro. Na ścianie w pobliżu schodach. &lt;1&gt; Wydałem dźwięk moim językiem. &lt;2&gt; Mike już zaczęła płakać. Ale na chwilę pozwalam jej zrobić toczenie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일요일. &lt;1&gt; 경칩(3/5) 제 아홉 날. 복숭아 처음으로 웃는다. <text:s/>(2) 태양 : 황도 경도 : 352.303° (13 일, 7시) [trzysta pięćdziesiąt dwa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새로운 연습 항목. &lt;1&gt; 하나 소리를 쭉 계속해서 낸다. (2) 여점은, &lt;1&gt; 내는 소리, 그 높이와 강약을 평평하게 유지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2" office:value-type="string" table:number-columns-spanned="3" table:number-rows-spanned="1">
            <text:p>잡초 : (1) 개망초 : &lt;1&gt; 학명 : Erigeron Annuus. &lt;2&gt; 일본 : ヒメジョオン、姫女菀 히매-저온. (2) 분류 : &lt;1&gt; 국화과 asteraceae (중국어 : 菊科 ju2ke1 / 일본 : キク科) &lt;2&gt; 개망초속 Erigeron (중국 : 飞蓬属 / 일몬 : ムカシヨモギ属). (3) 다른 잡초, 일본의 `ハルジオン` (하루지온) 과 닮아 있다. &lt;1&gt; 구별 방법. 겉보기으로. &lt;2&gt; 개망초의 꽃잎. 그 폭이 `ハルジオン` (이하 `하루`) 의보다 더 넓다. &lt;3&gt; 하루의 꽃잎은 더 좁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2" office:value-type="string" table:number-columns-spanned="3" table:number-rows-spanned="1">
            <text:p>历史。（1）日本，初次，大阪大空袭。（a）13日夜间，接近午夜的时刻开始。（b）空袭持续大概3个小时。(1945) / （2）越南。奠边府战役开始。持续到5月7日。（1954）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2" office:value-type="string" table:number-columns-spanned="3" table:number-rows-spanned="1">
            <text:p>Ciała niebieskie : (1) Regulus. &lt;1&gt; Po arabsku : نجم المليك nadhim-l-maliyki-i, oznaczając `Gwiazda króla` &lt;2&gt; Przesunięcie : +0,20E-4. (2) Regulus jest gwiazdą wielokrotną, fizycznie. &lt;1&gt; Składa się z dwóch par, w sumie, czterech gwiazd. (3) Charakterystyka obserwacyjna. &lt;1&gt; Obserwowana wielkość : 1,40. &lt;2&gt; najciemniejsze wśród 23 gwiazd jaśniejszych niż 1,50, z wyjątkiem słońca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15T09:27:24.38">
            <text:p>0315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Poniedziałek, czternasty marca.</text:p>
            <text:p>يوم الإثنين، يوم الإثنين، الرابع عشر من شهر مارس. / (العاشر من شهر شعبان)</text:p>
            <text:p>al-AAshiru / min / shahar-i / sha`baan</text:p>
            <text:p>القمر.</text:p>
            <text:p>al-qamaru[<text:a xlink:href="mailto:ksie_z@yca">ksie_z@yca</text:a> / سن[sun:wiek.pl. : 11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Kiedy zbliżałem się do ściany karmienia, ona zeszła i </text:span><text:span text:style-name="T1">zaczęła <text:s/>pobiegać do mnie. (2) Mike. &lt;1&gt; Najpierw na ścianie. &lt;2&gt; </text:span><text:span text:style-name="T1">Chwyciłem ją. &lt;3&gt; Ona robi krzyczący głos. &lt;4&gt; Na ziemię, ona kaczki. A </text:span><text:span text:style-name="T1">potem pobiegł na ulicy. &lt;5&gt; później, poszedłem na zachodnej działce. </text:span><text:span text:style-name="T1">Ona wewnątrz ogrodzenia. &lt;6&gt; Powiedziałem jej, `Chodź`. &lt;7&gt; Z </text:span><text:span text:style-name="T1">powrotem w parku, Mike nie przychodzi do ściany. Pozostaje wewnątrz </text:span><text:span text:style-name="T1">ogrodzenia. &lt;8&gt; Dałem ją jedzenie przez ogrodzenie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월요일. 간지:임인(壬寅). 절기:경칩. 제 열 (10) 날. 차후(次候) 제 다섯(5) 날. / (2) 태양 : &lt;1&gt; 황도 경도 (黄道経度) : 353.301°</text:p>
            <text:p>[ثلثمائه وثلاثة وخمسون.]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오후 조기에 제1회 `악기의 한 때`. &lt;1&gt; 연습 뿐. 연습 뿐 있는데, 즉, 단순하게, 한두 개의 소리를 낼 것뿐이지만, 이 소리가 너무 아름다워서, 단순히 소리를 듣고 있는 것만으로 자신의 머리 속이 가벼워진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18"/>
          <table:table-cell table:style-name="ce20" office:value-type="string">
            <text:p>https://ja.wikipedia.org/wiki/ハルジオン#ヒメジョオンとの見分け方</text:p>
          </table:table-cell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date" office:date-value="2022-03-16T09:21:35.49">
            <text:p>0316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Wtrorek, piętnasty marca.</text:p>
            <text:p>يوم الثلاثاء. / الخامس عشر من شهر مارس. (حسب التقويم هجري) / (حسب التقويم هجري : الحادي عشر من شعبان)</text:p>
            <text:p>h^asab-al-taqwiym-i[<text:a xlink:href="mailto:wedl%60ug-kalendarza-hidz@ry">wedl`ug-kalendarza-hidz@ry</text:a> / hidhriyu[</text:p>
            <text:p>سن القمر. : 12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<text:span text:style-name="T1">(1) Kuro. &lt;1&gt; Na śnianie w pobliżu schodów. &lt;2&gt; bardziej dokładnie, </text:span><text:span text:style-name="T1">prawie na środku między ogrorzeniem wystającym i schodami. (2) Mike. </text:span><text:span text:style-name="T1">&lt;1&gt; Nie zeszli.</text:span>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[1] 달력 : &lt;1&gt; 화요일. &lt;2&gt; 간지 : 임인 (壬寅) (3) 절기 : 경칩. 제 열하나 날. &lt;2&gt; 말후(末候) : &lt;a&gt; 일본 : 채충화접 (菜虫化蝶). 채충이 나비가 된다. / [2] 태양 : (1) 황도 경도 : 354.297°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다시 2회 `악기의 한 때`. (2) 기술에 관해 : &lt;1&gt; `대갑 소리`, 구멍 셋. <text:s/>구멍 넷 보다 숨의 각도는 더 아래 일까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date" office:date-value="2022-03-17T10:54:34.81">
            <text:p>0317</text:p>
          </table:table-cell>
          <table:table-cell table:style-name="ce10" office:value-type="string">
            <text:p>p-1</text:p>
          </table:table-cell>
          <table:table-cell table:style-name="ce16" office:value-type="string" table:number-columns-spanned="3" table:number-rows-spanned="1">
            <text:p>środa, szósnasty marca. </text:p>
            <text:p>يوم الأربعاء، السادس عشر من شهر مارس. / (حسب التقويم هجري : الثاني عشر من شهر شعبان )</text:p>
            <text:p>سن القمر : 13.4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office:value-type="string" table:number-columns-spanned="3" table:number-rows-spanned="1">
            <text:p>قطط</text:p>
            <text:p>(1) Obaj na ścianie. &lt;1&gt; Mike, w pobliżu wystającego ogrodzenia. &lt;2&gt; Kuro, w pobliżu schodów. (2) Po przybyciu do ściany karmienia, jednak, Mike idzie wewnątrz ogrodzenia. Robijąc krzyk. (3) W czasie, kiedy skończyłem dając solidne jedzenie Kuro, Mike wychodzi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office:value-type="string" table:number-columns-spanned="3" table:number-rows-spanned="1">
            <text:p>&lt;1&gt; 수요일. (2) 이슬람력 : 1443년. &lt;2&gt; 육십갑자(六十甲子) : 임인 (壬寅) &lt;4&gt; (3) 경칩 (啓蟄). 제 열둘 날. &lt;2&gt; 말 후 (末候). 중국 : 鷹化為鳩 (응화위구). 응(鷹)가 비둘기가 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office:value-type="string" table:number-columns-spanned="3" table:number-rows-spanned="1">
            <text:p>시노 : (1) `가구라` (일본어 : 神楽) 에서 부는 것 같은 곡. 작곡. &lt;2&gt; 슬러를 다용한다.</text:p>
          </table:table-cell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 office:value-type="string">
            <text:p>##:20220221_102836</text:p>
          </table:table-cell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2">
            <text:p>2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6">
            <text:p>6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6">
            <text:p>6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6" table:number-columns-spanned="3" table:number-rows-spanned="1"/>
          <table:covered-table-cell table:number-columns-repeated="2" table:style-name="ce18"/>
          <table:table-cell table:style-name="ce20"/>
          <table:table-cell table:style-name="ce21"/>
          <table:table-cell table:style-name="ce22"/>
          <table:table-cell table:style-name="Default"/>
          <table:table-cell table:style-name="ce23"/>
          <table:table-cell table:style-name="ce25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2" table:number-columns-spanned="3" table:number-rows-spanned="1"/>
          <table:covered-table-cell table:number-columns-repeated="2" table:style-name="ce18"/>
          <table:table-cell office:value-type="string">
            <text:p>*</text:p>
          </table:table-cell>
          <table:table-cell table:style-name="ce8" table:formula="of:=NOW()" office:value-type="date" office:date-value="2022-03-17T11:33:01.98">
            <text:p>0317 <text:s/>1133</text:p>
          </table:table-cell>
          <table:table-cell table:style-name="ce8" table:formula="of:=NOW()" office:value-type="date" office:date-value="2022-03-17T11:33:07.01">
            <text:p>0317 <text:s/>1133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3-17T11:33:07.01">
            <text:p>0317 <text:s/>1133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6" table:number-columns-spanned="3" table:number-rows-spanned="1"/>
          <table:covered-table-cell table:number-columns-repeated="2" table:style-name="ce18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 table:number-columns-repeated="3"/>
          <table:table-cell table:style-name="ce8" table:formula="of:=NOW()" office:value-type="date" office:date-value="2022-03-17T11:33:01.98">
            <text:p>0317 <text:s/>1133</text:p>
          </table:table-cell>
          <table:table-cell table:style-name="ce8" table:formula="of:=NOW()" office:value-type="date" office:date-value="2022-03-17T11:33:01.98">
            <text:p>0317 <text:s/>1133</text:p>
          </table:table-cell>
          <table:table-cell table:style-name="ce18" table:number-columns-repeated="2"/>
          <table:table-cell table:number-columns-repeated="5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table:number-columns-repeated="10"/>
          <table:table-cell table:style-name="ce25"/>
          <table:table-cell table:number-columns-repeated="1011"/>
        </table:table-row>
        <table:table-row table:style-name="ro7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 table:number-rows-repeated="2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5"/>
          <table:table-cell table:number-columns-repeated="1011"/>
        </table:table-row>
        <table:table-row table:style-name="ro7">
          <table:table-cell table:number-columns-repeated="12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1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35">
          <table:table-cell table:number-columns-repeated="2"/>
          <table:table-cell table:style-name="ce18" office:value-type="string" table:number-columns-spanned="4" table:number-rows-spanned="1">
            <text:p>diary_20220131_122412_R97Y.ods</text:p>
          </table:table-cell>
          <table:covered-table-cell table:number-columns-repeated="3" table:style-name="ce27"/>
          <table:table-cell table:number-columns-repeated="6"/>
          <table:table-cell table:style-name="ce8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27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>
          <table:table-cell table:number-columns-repeated="2"/>
          <table:table-cell table:style-name="ce27" table:number-columns-spanned="4" table:number-rows-spanned="1"/>
          <table:covered-table-cell table:number-columns-repeated="3" table:style-name="ce27"/>
          <table:table-cell table:number-columns-repeated="6"/>
          <table:table-cell table:style-name="ce25"/>
          <table:table-cell table:number-columns-repeated="1011"/>
        </table:table-row>
        <table:table-row table:style-name="ro7" table:number-rows-repeated="31">
          <table:table-cell table:number-columns-repeated="12"/>
          <table:table-cell table:style-name="ce25"/>
          <table:table-cell table:number-columns-repeated="1011"/>
        </table:table-row>
        <table:table-row table:style-name="ro7" table:number-rows-repeated="1048373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2022/03/17</text:date>, <text:time>11:33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17T11:33:05.74</dc:date>
    <dc:creator>iwabuchi ken</dc:creator>
    <meta:editing-duration>P15DT13H50M26S</meta:editing-duration>
    <meta:editing-cycles>2168</meta:editing-cycles>
    <meta:generator>OpenOffice/4.1.3$Win32 OpenOffice.org_project/413m1$Build-9783</meta:generator>
    <meta:document-statistic meta:table-count="2" meta:cell-count="935" meta:object-count="0"/>
  </office:meta>
</office:document-meta>
</file>